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 style:master-page-name="MP0">
      <style:paragraph-properties style:page-number="auto" fo:break-before="page"/>
      <style:text-properties fo:color="#000000" style:font-name="arial"/>
    </style:style>
    <style:style style:name="T1" style:family="text">
      <style:text-properties officeooo:rsid="000af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have done this assignment completely on my own. I have not copied it, nor have I given my solution to anyone else. I understand that if I am involved in plagiarism or cheating I will have to sign an official form that I have cheated and that this form will be stored in my official university record. I also understand that I will receive a grade of 0 for the involved assignment for my first offense and that I will receive a grade of “F” for the course for any additional offense.</text:p>
      <text:p text:style-name="P1"/>
      <text:p text:style-name="P1"/>
      <text:p text:style-name="P1">ASHISH VERMA</text:p>
      <text:p text:style-name="P1">B00665794</text:p>
      <text:p text:style-name="P1"/>
      <text:p text:style-name="P1"/>
      <text:p text:style-name="P1"/>
      <text:p text:style-name="P1"/>
      <text:p text:style-name="P1">Accuracy on the test set: 77.20</text:p>
      <text:p text:style-name="P1">Accuracy on the test set (stopwords are used): <text:span text:style-name="T1">84.1004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Звичайни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_20_об_27_єкта" style:display-name="Назва об'є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Верхній_20_колонтитул" style:display-name="Верхній колонтитул" style:family="paragraph" style:parent-style-name="Звичайний">
      <style:paragraph-properties fo:hyphenation-ladder-count="no-limi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Нижній_20_колонтитул" style:display-name="Нижній колонтитул" style:family="paragraph" style:parent-style-name="Звичайний">
      <style:paragraph-properties fo:hyphenation-ladder-count="no-limi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Шрифт_20_абзацу_20_за_20_промовчанням" style:display-name="Шрифт абзацу за промовчанням" style:family="text"/>
    <style:style style:name="Верхній_20_колонтитул_20_Знак" style:display-name="Верхній колонтитул Знак" style:family="text" style:parent-style-name="Шрифт_20_абзацу_20_за_20_промовчанням">
      <style:text-properties style:font-name-complex="Mangal" style:font-family-complex="Mangal" style:font-family-generic-complex="roman" style:font-pitch-complex="variable" style:font-size-complex="10.5pt"/>
    </style:style>
    <style:style style:name="Нижній_20_колонтитул_20_Знак" style:display-name="Нижній колонтитул Знак" style:family="text" style:parent-style-name="Шрифт_20_абзацу_20_за_20_промовчанням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Верхній_20_колонтитул"/>
      </style:header>
      <style:footer>
        <text:p text:style-name="Нижній_20_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2-20T21:40:00Z</meta:creation-date>
    <dc:date>2017-02-22T23:31:48.780921736</dc:date>
    <meta:editing-cycles>4</meta:editing-cycles>
    <meta:editing-duration>PT57S</meta:editing-duration>
    <meta:document-statistic meta:table-count="0" meta:image-count="0" meta:object-count="0" meta:page-count="1" meta:paragraph-count="5" meta:word-count="111" meta:character-count="590" meta:non-whitespace-character-count="484"/>
    <meta:template xlink:type="simple" xlink:actuate="onRequest" xlink:title="" xlink:href="Normal.dotm"/>
  </office:meta>
</office:document-meta>
</file>